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70H53M13.783051S" calcext:value-type="time">
            <text:p>1870:5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4H48M03.044S" calcext:value-type="time">
            <text:p>04:48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13H19M35.051S" calcext:value-type="time">
            <text:p>13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08:19:34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8T15:11:24.657000000</dc:date>
    <meta:editing-duration>P84DT3H50M29S</meta:editing-duration>
    <meta:editing-cycles>2224</meta:editing-cycles>
    <meta:generator>LibreOffice/7.2.6.2$Windows_X86_64 LibreOffice_project/b0ec3a565991f7569a5a7f5d24fed7f52653d754</meta:generator>
    <dc:creator>Benjamin Laws</dc:creator>
    <meta:document-statistic meta:table-count="2" meta:cell-count="2740" meta:object-count="0"/>
  </office:meta>
</office:document-meta>
</file>